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2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ensit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uft</text:p>
          </table:table-cell>
          <table:table-cell/>
        </table:table-row>
        <table:table-row table:style-name="ro1">
          <table:table-cell/>
          <table:table-cell table:style-name="ce2" office:value-type="float" office:value="690" calcext:value-type="float">
            <text:p>690</text:p>
          </table:table-cell>
          <table:table-cell table:formula="of:=3.1415*(0.5*0.01)*(0.5*0.01)" office:value-type="float" office:value="0.0000785375" calcext:value-type="float">
            <text:p>7.85375E-005</text:p>
          </table:table-cell>
          <table:table-cell table:formula="of:=0.0000156" office:value-type="float" office:value="0.0000156" calcext:value-type="float">
            <text:p>0.0000156</text:p>
          </table:table-cell>
          <table:table-cell table:formula="of:=[.D4]/[.B4]" office:value-type="float" office:value="0.0000000226086956521739" calcext:value-type="float">
            <text:p>2.26086956521739E-008</text:p>
          </table:table-cell>
          <table:table-cell table:formula="of:=[.E4]/[.C4]" office:value-type="float" office:value="0.000287871343653336" calcext:value-type="float">
            <text:p>0.00028787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ialWetArea</text:p>
          </table:table-cell>
          <table:table-cell table:formula="of:=0.0000784317" office:value-type="float" office:value="0.0000784317" calcext:value-type="float">
            <text:p>7.84317E-005</text:p>
          </table:table-cell>
          <table:table-cell office:value-type="string" calcext:value-type="string">
            <text:p>m²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Volume</text:p>
          </table:table-cell>
          <table:table-cell table:formula="of:=[.C13]/[.B4]" office:value-type="float" office:value="0.0000000226086956521739" calcext:value-type="float">
            <text:p>2.26086956521739E-008</text:p>
          </table:table-cell>
          <table:table-cell office:value-type="string" calcext:value-type="string">
            <text:p>m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rtualVolumeFromDroplets</text:p>
          </table:table-cell>
          <table:table-cell table:style-name="ce3" office:value-type="float" office:value="0.0000004133735" calcext:value-type="float">
            <text:p>4.13E-007</text:p>
          </table:table-cell>
          <table:table-cell office:value-type="string" calcext:value-type="string">
            <text:p>m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ce3" office:value-type="float" office:value="0.001" calcext:value-type="float">
            <text:p>1.00E-00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Level=8</text:p>
          </table:table-cell>
          <table:table-cell office:value-type="string" calcext:value-type="string">
            <text:p>Level=6</text:p>
          </table:table-cell>
          <table:table-cell office:value-type="string" calcext:value-type="string">
            <text:p>Level=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style-name="ce3" office:value-type="float" office:value="0.0001367" calcext:value-type="float">
            <text:p>1.37E-004</text:p>
          </table:table-cell>
          <table:table-cell table:style-name="ce3" office:value-type="float" office:value="0.000547" calcext:value-type="float">
            <text:p>5.47E-004</text:p>
          </table:table-cell>
          <table:table-cell table:style-name="ce3" office:value-type="float" office:value="0.00219" calcext:value-type="float">
            <text:p>2.19E-0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jectedMass</text:p>
          </table:table-cell>
          <table:table-cell table:style-name="ce3" table:formula="of:=0.0000156" office:value-type="float" office:value="0.0000156" calcext:value-type="float">
            <text:p>1.56E-005</text:p>
          </table:table-cell>
          <table:table-cell office:value-type="string" calcext:value-type="string">
            <text:p>k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iodOfInjection</text:p>
          </table:table-cell>
          <table:table-cell table:style-name="ce3" table:formula="of:=0.00845" office:value-type="float" office:value="0.00845" calcext:value-type="float">
            <text:p>8.45E-00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Rate</text:p>
          </table:table-cell>
          <table:table-cell table:formula="of:=[.C13]/[.C14]" office:value-type="float" office:value="0.00184615384615385" calcext:value-type="float">
            <text:p>0.0018461538</text:p>
          </table:table-cell>
          <table:table-cell office:value-type="string" calcext:value-type="string">
            <text:p>kg/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umeRate</text:p>
          </table:table-cell>
          <table:table-cell table:formula="of:=[.C15]/690" office:value-type="float" office:value="0.00000267558528428094" calcext:value-type="float">
            <text:p>2.67558528428094E-006</text:p>
          </table:table-cell>
          <table:table-cell office:value-type="string" calcext:value-type="string">
            <text:p>m³/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mThicknessRate</text:p>
          </table:table-cell>
          <table:table-cell table:formula="of:=[.C16]/[.C6]" office:value-type="float" office:value="0.0341135699504274" calcext:value-type="float">
            <text:p>0.03411357</text:p>
          </table:table-cell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41135699504274" calcext:value-type="float">
            <text:p>0.0341135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=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 injectedPoint (r =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formula="of:=(0.00035*0.00035*0.00035)*3.1415/6" office:value-type="float" office:value="0.0000000000224486354166667" calcext:value-type="float">
            <text:p>2.24486354166667E-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formula="of:=([.C26]/[.C8])" office:value-type="float" office:value="0.0000543059374068891" calcext:value-type="float">
            <text:p>5.43059374068891E-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formula="of:=[.C27]*[.C17]" office:value-type="float" office:value="0.00000185256939445344" calcext:value-type="float">
            <text:p>1.85256939445344E-006</text:p>
          </table:table-cell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alSource</text:p>
          </table:table-cell>
          <table:table-cell table:formula="of:=[.C28]*[.C17]" office:value-type="float" office:value="0.0000000631977556257085" calcext:value-type="float">
            <text:p>6.31977556257085E-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wasn't pondered by cell area y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[.C11]*[.C11]/[.C6]" office:value-type="float" office:value="0.00023825685277764" calcext:value-type="float">
            <text:p>0.000238256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[] init</text:p>
          </table:table-cell>
          <table:table-cell table:formula="of:=[.C30]*[.C9]*[.C29]" office:value-type="float" office:value="0.0000000000000150572983579917" calcext:value-type="float">
            <text:p>1.50572983579917E-01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: 1.813599e-23, max: 4.755330e-21, avgThickness: 1.209311e-21</text:p>
          </table:table-cell>
          <table:table-cell table:number-columns-repeated="5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md" table:style-name="ta1">
        <table:shapes>
          <draw:frame draw:z-index="0" draw:style-name="gr1" draw:text-style-name="P1" svg:width="6.2988in" svg:height="3.5429in" svg:x="2.6626in" svg:y="0.2484in">
            <draw:object draw:notify-on-update-of-ranges="smd.A1:smd.A5 smd.B1:smd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39in" svg:y="4.4839in">
            <draw:object draw:notify-on-update-of-ranges="smd.A13:smd.A18 smd.B13:smd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5709in" svg:height="4.1776in" svg:x="3.1902in" svg:y="9.374in">
            <draw:object draw:notify-on-update-of-ranges="smd.A54:smd.A64 smd.B54:smd.B6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-0.0050208" calcext:value-type="float">
            <text:p>-0.0050208</text:p>
          </table:table-cell>
          <table:table-cell office:value-type="float" office:value="0.000109867" calcext:value-type="float">
            <text:p>0.000109867</text:p>
          </table:table-cell>
          <table:table-cell table:number-columns-repeated="3"/>
        </table:table-row>
        <table:table-row table:style-name="ro1">
          <table:table-cell office:value-type="float" office:value="-0.0039648" calcext:value-type="float">
            <text:p>-0.0039648</text:p>
          </table:table-cell>
          <table:table-cell office:value-type="float" office:value="0.000143728" calcext:value-type="float">
            <text:p>0.000143728</text:p>
          </table:table-cell>
          <table:table-cell table:number-columns-repeated="3"/>
        </table:table-row>
        <table:table-row table:style-name="ro1">
          <table:table-cell office:value-type="float" office:value="-0.0029472" calcext:value-type="float">
            <text:p>-0.0029472</text:p>
          </table:table-cell>
          <table:table-cell office:value-type="float" office:value="0.000176479" calcext:value-type="float">
            <text:p>0.000176479</text:p>
          </table:table-cell>
          <table:table-cell table:number-columns-repeated="3"/>
        </table:table-row>
        <table:table-row table:style-name="ro1">
          <table:table-cell office:value-type="float" office:value="-0.001968" calcext:value-type="float">
            <text:p>-0.001968</text:p>
          </table:table-cell>
          <table:table-cell office:value-type="float" office:value="0.000207566" calcext:value-type="float">
            <text:p>0.000207566</text:p>
          </table:table-cell>
          <table:table-cell table:number-columns-repeated="3"/>
        </table:table-row>
        <table:table-row table:style-name="ro1">
          <table:table-cell office:value-type="float" office:value="-0.001008" calcext:value-type="float">
            <text:p>-0.001008</text:p>
          </table:table-cell>
          <table:table-cell office:value-type="float" office:value="0.000283485" calcext:value-type="float">
            <text:p>0.000283485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0.0000288" calcext:value-type="float">
            <text:p>0.0000288</text:p>
          </table:table-cell>
          <table:table-cell office:value-type="float" office:value="0.000350001" calcext:value-type="float">
            <text:p>0.000350001</text:p>
          </table:table-cell>
          <table:table-cell table:number-columns-repeated="3"/>
        </table:table-row>
        <table:table-row table:style-name="ro1">
          <table:table-cell office:value-type="float" office:value="0.0009888" calcext:value-type="float">
            <text:p>0.0009888</text:p>
          </table:table-cell>
          <table:table-cell office:value-type="float" office:value="0.000295846" calcext:value-type="float">
            <text:p>0.000295846</text:p>
          </table:table-cell>
          <table:table-cell table:number-columns-repeated="3"/>
        </table:table-row>
        <table:table-row table:style-name="ro1">
          <table:table-cell office:value-type="float" office:value="0.0019872" calcext:value-type="float">
            <text:p>0.0019872</text:p>
          </table:table-cell>
          <table:table-cell office:value-type="float" office:value="0.00021734" calcext:value-type="float">
            <text:p>0.00021734</text:p>
          </table:table-cell>
          <table:table-cell table:number-columns-repeated="3"/>
        </table:table-row>
        <table:table-row table:style-name="ro1">
          <table:table-cell office:value-type="float" office:value="0.0029856" calcext:value-type="float">
            <text:p>0.0029856</text:p>
          </table:table-cell>
          <table:table-cell office:value-type="float" office:value="0.000176473" calcext:value-type="float">
            <text:p>0.000176473</text:p>
          </table:table-cell>
          <table:table-cell table:number-columns-repeated="3"/>
        </table:table-row>
        <table:table-row table:style-name="ro1">
          <table:table-cell office:value-type="float" office:value="0.003984" calcext:value-type="float">
            <text:p>0.003984</text:p>
          </table:table-cell>
          <table:table-cell office:value-type="float" office:value="0.000160513" calcext:value-type="float">
            <text:p>0.000160513</text:p>
          </table:table-cell>
          <table:table-cell table:number-columns-repeated="3"/>
        </table:table-row>
        <table:table-row table:style-name="ro1">
          <table:table-cell office:value-type="float" office:value="0.0050208" calcext:value-type="float">
            <text:p>0.0050208</text:p>
          </table:table-cell>
          <table:table-cell office:value-type="float" office:value="0.000151753" calcext:value-type="float">
            <text:p>0.000151753</text:p>
          </table:table-cell>
          <table:table-cell table:number-columns-repeated="3"/>
        </table:table-row>
        <table:table-row table:style-name="ro1" table:number-rows-repeated="3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ount for the sp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-0.0050208" calcext:value-type="float">
            <text:p>-0.0050208</text:p>
          </table:table-cell>
          <table:table-cell office:value-type="float" office:value="0.000109867" calcext:value-type="float">
            <text:p>0.000109867</text:p>
          </table:table-cell>
          <table:table-cell table:number-columns-repeated="3"/>
        </table:table-row>
        <table:table-row table:style-name="ro1">
          <table:table-cell office:value-type="float" office:value="-0.0039648" calcext:value-type="float">
            <text:p>-0.0039648</text:p>
          </table:table-cell>
          <table:table-cell office:value-type="float" office:value="0.000143728" calcext:value-type="float">
            <text:p>0.000143728</text:p>
          </table:table-cell>
          <table:table-cell table:number-columns-repeated="3"/>
        </table:table-row>
        <table:table-row table:style-name="ro1">
          <table:table-cell office:value-type="float" office:value="-0.0029472" calcext:value-type="float">
            <text:p>-0.0029472</text:p>
          </table:table-cell>
          <table:table-cell office:value-type="float" office:value="0.000176479" calcext:value-type="float">
            <text:p>0.000176479</text:p>
          </table:table-cell>
          <table:table-cell table:number-columns-repeated="3"/>
        </table:table-row>
        <table:table-row table:style-name="ro1">
          <table:table-cell office:value-type="float" office:value="-0.001968" calcext:value-type="float">
            <text:p>-0.001968</text:p>
          </table:table-cell>
          <table:table-cell office:value-type="float" office:value="0.000207566" calcext:value-type="float">
            <text:p>0.000207566</text:p>
          </table:table-cell>
          <table:table-cell table:number-columns-repeated="3"/>
        </table:table-row>
        <table:table-row table:style-name="ro1">
          <table:table-cell office:value-type="float" office:value="-0.001008" calcext:value-type="float">
            <text:p>-0.001008</text:p>
          </table:table-cell>
          <table:table-cell office:value-type="float" office:value="0.000283485" calcext:value-type="float">
            <text:p>0.000283485</text:p>
          </table:table-cell>
          <table:table-cell table:number-columns-repeated="3"/>
        </table:table-row>
        <table:table-row table:style-name="ro1">
          <table:table-cell office:value-type="float" office:value="0.0000288" calcext:value-type="float">
            <text:p>0.0000288</text:p>
          </table:table-cell>
          <table:table-cell office:value-type="float" office:value="0.000350001" calcext:value-type="float">
            <text:p>0.000350001</text:p>
          </table:table-cell>
          <table:table-cell table:number-columns-repeated="3"/>
        </table:table-row>
        <table:table-row table:style-name="ro1">
          <table:table-cell office:value-type="float" office:value="0.0009888" calcext:value-type="float">
            <text:p>0.0009888</text:p>
          </table:table-cell>
          <table:table-cell office:value-type="float" office:value="0.000295846" calcext:value-type="float">
            <text:p>0.000295846</text:p>
          </table:table-cell>
          <table:table-cell table:number-columns-repeated="3"/>
        </table:table-row>
        <table:table-row table:style-name="ro1">
          <table:table-cell office:value-type="float" office:value="0.0019872" calcext:value-type="float">
            <text:p>0.0019872</text:p>
          </table:table-cell>
          <table:table-cell office:value-type="float" office:value="0.00021734" calcext:value-type="float">
            <text:p>0.00021734</text:p>
          </table:table-cell>
          <table:table-cell table:number-columns-repeated="3"/>
        </table:table-row>
        <table:table-row table:style-name="ro1">
          <table:table-cell office:value-type="float" office:value="0.0029856" calcext:value-type="float">
            <text:p>0.0029856</text:p>
          </table:table-cell>
          <table:table-cell office:value-type="float" office:value="0.000176473" calcext:value-type="float">
            <text:p>0.000176473</text:p>
          </table:table-cell>
          <table:table-cell table:number-columns-repeated="3"/>
        </table:table-row>
        <table:table-row table:style-name="ro1">
          <table:table-cell office:value-type="float" office:value="0.003984" calcext:value-type="float">
            <text:p>0.003984</text:p>
          </table:table-cell>
          <table:table-cell office:value-type="float" office:value="0.000160513" calcext:value-type="float">
            <text:p>0.000160513</text:p>
          </table:table-cell>
          <table:table-cell table:number-columns-repeated="3"/>
        </table:table-row>
        <table:table-row table:style-name="ro1">
          <table:table-cell office:value-type="float" office:value="0.0050208" calcext:value-type="float">
            <text:p>0.0050208</text:p>
          </table:table-cell>
          <table:table-cell office:value-type="float" office:value="0.000151753" calcext:value-type="float">
            <text:p>0.000151753</text:p>
          </table:table-cell>
          <table:table-cell table:number-columns-repeated="3"/>
        </table:table-row>
      </table:table>
      <table:table table:name="vel" table:style-name="ta1">
        <table:shapes>
          <draw:frame draw:z-index="0" draw:style-name="gr1" draw:text-style-name="P1" svg:width="9.3169in" svg:height="4.6433in" svg:x="5.1673in" svg:y="1.9972in">
            <draw:object draw:notify-on-update-of-ranges="vel.B2:vel.B12 vel.C2:vel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00499997" calcext:value-type="float">
            <text:p>-0.00499997</text:p>
          </table:table-cell>
          <table:table-cell office:value-type="float" office:value="10.067" calcext:value-type="float">
            <text:p>10.067</text:p>
          </table:table-cell>
          <table:table-cell/>
          <table:table-cell table:formula="of:=10423481112.5*[.B2]*[.B2]*[.B2]*[.B2] + 15379411.8*[.B2]*[.B2]*[.B2] -  635221.8*[.B2]*[.B2] - 161.2*[.B2] + 20.5" office:value-type="float" office:value="10.0177682029402" calcext:value-type="float">
            <text:p>10.0177682029</text:p>
          </table:table-cell>
        </table:table-row>
        <table:table-row table:style-name="ro1">
          <table:table-cell/>
          <table:table-cell office:value-type="float" office:value="-0.00396329" calcext:value-type="float">
            <text:p>-0.00396329</text:p>
          </table:table-cell>
          <table:table-cell office:value-type="float" office:value="12.6576" calcext:value-type="float">
            <text:p>12.6576</text:p>
          </table:table-cell>
          <table:table-cell/>
          <table:table-cell table:formula="of:=10423481112.5*[.B3]*[.B3]*[.B3]*[.B3] + 15379411.8*[.B3]*[.B3]*[.B3] -  635221.8*[.B3]*[.B3] - 161.2*[.B3] + 20.5" office:value-type="float" office:value="12.7753929625701" calcext:value-type="float">
            <text:p>12.7753929626</text:p>
          </table:table-cell>
        </table:table-row>
        <table:table-row table:style-name="ro1">
          <table:table-cell/>
          <table:table-cell office:value-type="float" office:value="-0.00296483" calcext:value-type="float">
            <text:p>-0.00296483</text:p>
          </table:table-cell>
          <table:table-cell office:value-type="float" office:value="16.0847" calcext:value-type="float">
            <text:p>16.0847</text:p>
          </table:table-cell>
          <table:table-cell/>
          <table:table-cell table:formula="of:=10423481112.5*[.B4]*[.B4]*[.B4]*[.B4] + 15379411.8*[.B4]*[.B4]*[.B4] -  635221.8*[.B4]*[.B4] - 161.2*[.B4] + 20.5" office:value-type="float" office:value="15.7987832915891" calcext:value-type="float">
            <text:p>15.7987832916</text:p>
          </table:table-cell>
        </table:table-row>
        <table:table-row table:style-name="ro1">
          <table:table-cell/>
          <table:table-cell office:value-type="float" office:value="-0.00196765" calcext:value-type="float">
            <text:p>-0.00196765</text:p>
          </table:table-cell>
          <table:table-cell office:value-type="float" office:value="18.1936" calcext:value-type="float">
            <text:p>18.1936</text:p>
          </table:table-cell>
          <table:table-cell/>
          <table:table-cell table:formula="of:=10423481112.5*[.B5]*[.B5]*[.B5]*[.B5] + 15379411.8*[.B5]*[.B5]*[.B5] -  635221.8*[.B5]*[.B5] - 161.2*[.B5] + 20.5" office:value-type="float" office:value="18.3969141517944" calcext:value-type="float">
            <text:p>18.3969141518</text:p>
          </table:table-cell>
        </table:table-row>
        <table:table-row table:style-name="ro1">
          <table:table-cell/>
          <table:table-cell office:value-type="float" office:value="-0.000970719" calcext:value-type="float">
            <text:p>-0.000970719</text:p>
          </table:table-cell>
          <table:table-cell office:value-type="float" office:value="20.0452" calcext:value-type="float">
            <text:p>20.0452</text:p>
          </table:table-cell>
          <table:table-cell/>
          <table:table-cell table:formula="of:=10423481112.5*[.B6]*[.B6]*[.B6]*[.B6] + 15379411.8*[.B6]*[.B6]*[.B6] -  635221.8*[.B6]*[.B6] - 161.2*[.B6] + 20.5" office:value-type="float" office:value="20.0531009507921" calcext:value-type="float">
            <text:p>20.0531009508</text:p>
          </table:table-cell>
        </table:table-row>
        <table:table-row table:style-name="ro1">
          <table:table-cell/>
          <table:table-cell office:value-type="float" office:value="-0.0000140379" calcext:value-type="float">
            <text:p>-1.40379E-005</text:p>
          </table:table-cell>
          <table:table-cell office:value-type="float" office:value="20.6433" calcext:value-type="float">
            <text:p>20.6433</text:p>
          </table:table-cell>
          <table:table-cell/>
          <table:table-cell table:formula="of:=10423481112.5*[.B7]*[.B7]*[.B7]*[.B7] + 15379411.8*[.B7]*[.B7]*[.B7] -  635221.8*[.B7]*[.B7] - 161.2*[.B7] + 20.5" office:value-type="float" office:value="20.5021376888574" calcext:value-type="float">
            <text:p>20.5021376889</text:p>
          </table:table-cell>
        </table:table-row>
        <table:table-row table:style-name="ro1">
          <table:table-cell/>
          <table:table-cell office:value-type="float" office:value="0.00099983" calcext:value-type="float">
            <text:p>0.00099983</text:p>
          </table:table-cell>
          <table:table-cell office:value-type="float" office:value="19.858" calcext:value-type="float">
            <text:p>19.858</text:p>
          </table:table-cell>
          <table:table-cell/>
          <table:table-cell table:formula="of:=10423481112.5*[.B8]*[.B8]*[.B8]*[.B8] + 15379411.8*[.B8]*[.B8]*[.B8] -  635221.8*[.B8]*[.B8] - 161.2*[.B8] + 20.5" office:value-type="float" office:value="19.72960952564" calcext:value-type="float">
            <text:p>19.7296095256</text:p>
          </table:table-cell>
        </table:table-row>
        <table:table-row table:style-name="ro1">
          <table:table-cell/>
          <table:table-cell office:value-type="float" office:value="0.00199293" calcext:value-type="float">
            <text:p>0.00199293</text:p>
          </table:table-cell>
          <table:table-cell office:value-type="float" office:value="17.7868" calcext:value-type="float">
            <text:p>17.7868</text:p>
          </table:table-cell>
          <table:table-cell/>
          <table:table-cell table:formula="of:=10423481112.5*[.B9]*[.B9]*[.B9]*[.B9] + 15379411.8*[.B9]*[.B9]*[.B9] -  635221.8*[.B9]*[.B9] - 161.2*[.B9] + 20.5" office:value-type="float" office:value="17.9419498814942" calcext:value-type="float">
            <text:p>17.9419498815</text:p>
          </table:table-cell>
        </table:table-row>
        <table:table-row table:style-name="ro1">
          <table:table-cell/>
          <table:table-cell office:value-type="float" office:value="0.00302481" calcext:value-type="float">
            <text:p>0.00302481</text:p>
          </table:table-cell>
          <table:table-cell office:value-type="float" office:value="15.4579" calcext:value-type="float">
            <text:p>15.4579</text:p>
          </table:table-cell>
          <table:table-cell/>
          <table:table-cell table:formula="of:=10423481112.5*[.B10]*[.B10]*[.B10]*[.B10] + 15379411.8*[.B10]*[.B10]*[.B10] -  635221.8*[.B10]*[.B10] - 161.2*[.B10] + 20.5" office:value-type="float" office:value="15.4986659271739" calcext:value-type="float">
            <text:p>15.4986659272</text:p>
          </table:table-cell>
        </table:table-row>
        <table:table-row table:style-name="ro1">
          <table:table-cell/>
          <table:table-cell office:value-type="float" office:value="0.004018" calcext:value-type="float">
            <text:p>0.004018</text:p>
          </table:table-cell>
          <table:table-cell office:value-type="float" office:value="13.4831" calcext:value-type="float">
            <text:p>13.4831</text:p>
          </table:table-cell>
          <table:table-cell/>
          <table:table-cell table:formula="of:=10423481112.5*[.B11]*[.B11]*[.B11]*[.B11] + 15379411.8*[.B11]*[.B11]*[.B11] -  635221.8*[.B11]*[.B11] - 161.2*[.B11] + 20.5" office:value-type="float" office:value="13.3114696522308" calcext:value-type="float">
            <text:p>13.3114696522</text:p>
          </table:table-cell>
        </table:table-row>
        <table:table-row table:style-name="ro1">
          <table:table-cell/>
          <table:table-cell office:value-type="float" office:value="0.00501189" calcext:value-type="float">
            <text:p>0.00501189</text:p>
          </table:table-cell>
          <table:table-cell office:value-type="float" office:value="12.2158" calcext:value-type="float">
            <text:p>12.2158</text:p>
          </table:table-cell>
          <table:table-cell/>
          <table:table-cell table:formula="of:=10423481112.5*[.B12]*[.B12]*[.B12]*[.B12] + 15379411.8*[.B12]*[.B12]*[.B12] -  635221.8*[.B12]*[.B12] - 161.2*[.B12] + 20.5" office:value-type="float" office:value="12.2489590415268" calcext:value-type="float">
            <text:p>12.2489590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08:33:38.531457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21:10.472093657</meta:creation-date>
    <dc:date>2018-06-13T13:17:41.727798929</dc:date>
    <meta:editing-duration>PT6H42M11S</meta:editing-duration>
    <meta:editing-cycles>16</meta:editing-cycles>
    <meta:generator>LibreOffice/4.2.8.2$Linux_X86_64 LibreOffice_project/420m0$Build-2</meta:generator>
    <meta:document-statistic meta:table-count="3" meta:cell-count="1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md.A1:smd.B5" svg:x="0.32cm" svg:y="0.18cm" svg:width="15.36cm" svg:height="8.64cm">
          <chartooo:coordinate-region svg:x="1.789cm" svg:y="0.379cm" svg:width="13.32cm" svg:height="7.794cm"/>
          <chart:axis chart:dimension="x" chart:name="primary-x" chart:style-name="ch3"/>
          <chart:axis chart:dimension="y" chart:name="primary-y" chart:style-name="ch4"/>
          <chart:series chart:style-name="ch5" chart:values-cell-range-address="smd.B1:smd.B5" chart:class="chart:scatter">
            <chart:domain table:cell-range-address="smd.A1:smd.A5"/>
            <chart:regression-curve chart:style-name="ch6">
              <chart:equation chart:display-equation="true" chart:display-r-square="true" svg:x="5.319cm" svg:y="5.904cm"/>
            </chart:regression-curve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0208">
                <text:p>-0.0050208</text:p>
                <draw:g>
                  <svg:desc>smd.A1:smd.A5</svg:desc>
                </draw:g>
              </table:table-cell>
              <table:table-cell office:value-type="float" office:value="0.000109867">
                <text:p>0.000109867</text:p>
                <draw:g>
                  <svg:desc>smd.B1:smd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9648">
                <text:p>-0.0039648</text:p>
              </table:table-cell>
              <table:table-cell office:value-type="float" office:value="0.000143728">
                <text:p>0.00014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9472">
                <text:p>-0.0029472</text:p>
              </table:table-cell>
              <table:table-cell office:value-type="float" office:value="0.000176479">
                <text:p>0.00017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968">
                <text:p>-0.001968</text:p>
              </table:table-cell>
              <table:table-cell office:value-type="float" office:value="0.000207566">
                <text:p>0.000207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008">
                <text:p>-0.001008</text:p>
              </table:table-cell>
              <table:table-cell office:value-type="float" office:value="0.000283485">
                <text:p>0.000283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md.A13:smd.B18" svg:x="0.32cm" svg:y="0.18cm" svg:width="15.36cm" svg:height="8.64cm">
          <chartooo:coordinate-region svg:x="1.788cm" svg:y="0.379cm" svg:width="13.467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smd.B13:smd.B18" chart:class="chart:scatter">
            <chart:domain table:cell-range-address="smd.A13:smd.A18"/>
            <chart:regression-curve chart:style-name="ch5">
              <chart:equation chart:display-equation="true" chart:display-r-square="true" svg:x="2.704cm" svg:y="6.107cm"/>
            </chart:regression-curve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88">
                <text:p>0.0000288</text:p>
                <draw:g>
                  <svg:desc>smd.A13:smd.A18</svg:desc>
                </draw:g>
              </table:table-cell>
              <table:table-cell office:value-type="float" office:value="0.000350001">
                <text:p>0.000350001</text:p>
                <draw:g>
                  <svg:desc>smd.B13:smd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888">
                <text:p>0.0009888</text:p>
              </table:table-cell>
              <table:table-cell office:value-type="float" office:value="0.000295846">
                <text:p>0.00029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9872">
                <text:p>0.0019872</text:p>
              </table:table-cell>
              <table:table-cell office:value-type="float" office:value="0.00021734">
                <text:p>0.00021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6">
                <text:p>0.0029856</text:p>
              </table:table-cell>
              <table:table-cell office:value-type="float" office:value="0.000176473">
                <text:p>0.000176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84">
                <text:p>0.003984</text:p>
              </table:table-cell>
              <table:table-cell office:value-type="float" office:value="0.000160513">
                <text:p>0.000160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0208">
                <text:p>0.0050208</text:p>
              </table:table-cell>
              <table:table-cell office:value-type="float" office:value="0.000151753">
                <text:p>0.000151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66cm" svg:height="11.795cm" xlink:href=".." xlink:type="simple" chart:class="chart:scatter" chart:style-name="ch1">
        <chart:plot-area chart:style-name="ch2" table:cell-range-address="vel.B2:vel.C12" svg:x="0.471cm" svg:y="0.235cm" svg:width="22.72cm" svg:height="9.264cm">
          <chartooo:coordinate-region svg:x="1.093cm" svg:y="0.434cm" svg:width="21.673cm" svg:height="8.418cm"/>
          <chart:axis chart:dimension="x" chart:name="primary-x" chart:style-name="ch3"/>
          <chart:axis chart:dimension="y" chart:name="primary-y" chart:style-name="ch4"/>
          <chart:series chart:style-name="ch5" chart:values-cell-range-address="vel.C2:vel.C12" chart:class="chart:scatter">
            <chart:domain table:cell-range-address="vel.B2:vel.B12"/>
            <chart:regression-curve chart:style-name="ch6">
              <chart:equation chart:display-equation="true" chart:display-r-square="true" svg:x="3.353cm" svg:y="10.132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499997">
                <text:p>-0.00499997</text:p>
                <draw:g>
                  <svg:desc>vel.B2:vel.B12</svg:desc>
                </draw:g>
              </table:table-cell>
              <table:table-cell office:value-type="float" office:value="10.067">
                <text:p>10.067</text:p>
                <draw:g>
                  <svg:desc>vel.C2:vel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96329">
                <text:p>-0.00396329</text:p>
              </table:table-cell>
              <table:table-cell office:value-type="float" office:value="12.6576">
                <text:p>12.6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96483">
                <text:p>-0.00296483</text:p>
              </table:table-cell>
              <table:table-cell office:value-type="float" office:value="16.0847">
                <text:p>16.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96765">
                <text:p>-0.00196765</text:p>
              </table:table-cell>
              <table:table-cell office:value-type="float" office:value="18.1936">
                <text:p>18.1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970719">
                <text:p>-0.000970719</text:p>
              </table:table-cell>
              <table:table-cell office:value-type="float" office:value="20.0452">
                <text:p>20.0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40379">
                <text:p>-0.0000140379</text:p>
              </table:table-cell>
              <table:table-cell office:value-type="float" office:value="20.6433">
                <text:p>20.6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83">
                <text:p>0.00099983</text:p>
              </table:table-cell>
              <table:table-cell office:value-type="float" office:value="19.858">
                <text:p>19.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99293">
                <text:p>0.00199293</text:p>
              </table:table-cell>
              <table:table-cell office:value-type="float" office:value="17.7868">
                <text:p>17.7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02481">
                <text:p>0.00302481</text:p>
              </table:table-cell>
              <table:table-cell office:value-type="float" office:value="15.4579">
                <text:p>15.4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18">
                <text:p>0.004018</text:p>
              </table:table-cell>
              <table:table-cell office:value-type="float" office:value="13.4831">
                <text:p>13.4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1189">
                <text:p>0.00501189</text:p>
              </table:table-cell>
              <table:table-cell office:value-type="float" office:value="12.2158">
                <text:p>12.2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91cm" svg:height="10.612cm" xlink:href=".." xlink:type="simple" chart:class="chart:scatter" chart:style-name="ch1">
        <chart:plot-area chart:style-name="ch2" table:cell-range-address="smd.A54:smd.B64" svg:x="0.447cm" svg:y="0.209cm" svg:width="15.081cm" svg:height="8.563cm">
          <chartooo:coordinate-region svg:x="1.916cm" svg:y="0.408cm" svg:width="13.187cm" svg:height="7.71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md.B54:smd.B64" chart:class="chart:scatter">
            <chart:domain table:cell-range-address="smd.A54:smd.A64"/>
            <chart:regression-curve chart:style-name="ch7">
              <chart:equation chart:display-equation="true" chart:display-r-square="true" svg:x="4.004cm" svg:y="9.22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0208">
                <text:p>-0.0050208</text:p>
                <draw:g>
                  <svg:desc>smd.A54:smd.A64</svg:desc>
                </draw:g>
              </table:table-cell>
              <table:table-cell office:value-type="float" office:value="0.000109867">
                <text:p>0.000109867</text:p>
                <draw:g>
                  <svg:desc>smd.B54:smd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39648">
                <text:p>-0.0039648</text:p>
              </table:table-cell>
              <table:table-cell office:value-type="float" office:value="0.000143728">
                <text:p>0.000143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9472">
                <text:p>-0.0029472</text:p>
              </table:table-cell>
              <table:table-cell office:value-type="float" office:value="0.000176479">
                <text:p>0.00017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968">
                <text:p>-0.001968</text:p>
              </table:table-cell>
              <table:table-cell office:value-type="float" office:value="0.000207566">
                <text:p>0.000207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008">
                <text:p>-0.001008</text:p>
              </table:table-cell>
              <table:table-cell office:value-type="float" office:value="0.000283485">
                <text:p>0.000283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00350001">
                <text:p>0.00035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888">
                <text:p>0.0009888</text:p>
              </table:table-cell>
              <table:table-cell office:value-type="float" office:value="0.000295846">
                <text:p>0.000295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9872">
                <text:p>0.0019872</text:p>
              </table:table-cell>
              <table:table-cell office:value-type="float" office:value="0.00021734">
                <text:p>0.00021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856">
                <text:p>0.0029856</text:p>
              </table:table-cell>
              <table:table-cell office:value-type="float" office:value="0.000176473">
                <text:p>0.000176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984">
                <text:p>0.003984</text:p>
              </table:table-cell>
              <table:table-cell office:value-type="float" office:value="0.000160513">
                <text:p>0.000160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208">
                <text:p>0.0050208</text:p>
              </table:table-cell>
              <table:table-cell office:value-type="float" office:value="0.000151753">
                <text:p>0.000151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